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15e21fd" officeooo:paragraph-rsid="015e21fd" style:font-name-asian="Microsoft YaHei"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text-properties officeooo:paragraph-rsid="0156ef0f"/>
    </style:style>
    <style:style style:name="P24" style:family="paragraph" style:parent-style-name="Text_20_body">
      <style:text-properties officeooo:rsid="01597fc7" officeooo:paragraph-rsid="01597fc7"/>
    </style:style>
    <style:style style:name="P25" style:family="paragraph" style:parent-style-name="Text_20_body">
      <style:text-properties officeooo:rsid="01597fc7" officeooo:paragraph-rsid="015cdc4b"/>
    </style:style>
    <style:style style:name="P26" style:family="paragraph" style:parent-style-name="Text_20_body">
      <style:text-properties officeooo:rsid="015acfa2" officeooo:paragraph-rsid="015acfa2"/>
    </style:style>
    <style:style style:name="P27" style:family="paragraph" style:parent-style-name="Text_20_body">
      <style:text-properties officeooo:paragraph-rsid="015e21fd"/>
    </style:style>
    <style:style style:name="P28" style:family="paragraph" style:parent-style-name="Text_20_body">
      <style:text-properties officeooo:paragraph-rsid="0163ace0"/>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4"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5"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6"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text-properties style:font-name="Liberation Sans" fo:font-size="14.1000003814697pt" fo:font-weight="bold" officeooo:rsid="015e21fd" officeooo:paragraph-rsid="015e21fd"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163ace0" officeooo:paragraph-rsid="0163ace0"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4"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1" style:font-size-complex="14.1000003814697pt" style:font-weight-complex="bold"/>
    </style:style>
    <style:style style:name="P45"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1" style:font-size-complex="14.1000003814697pt" style:font-weight-complex="bold"/>
    </style:style>
    <style:style style:name="P46"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47"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48"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9"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paragraph-properties fo:break-before="page"/>
      <style:text-properties style:font-name="Liberation Sans" fo:font-size="14.1000003814697pt" fo:font-weight="bold" officeooo:rsid="01655de9" officeooo:paragraph-rsid="01655de9" style:font-name-asian="Microsoft YaHei" style:font-size-asian="14.1000003814697pt" style:font-weight-asian="bold" style:font-name-complex="Arial1" style:font-size-complex="14.1000003814697pt" style:font-weight-complex="bold"/>
    </style:style>
    <style:style style:name="P51"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52" style:family="paragraph" style:parent-style-name="Text_20_body" style:list-style-name="L2">
      <style:text-properties officeooo:rsid="01597fc7" officeooo:paragraph-rsid="01597fc7"/>
    </style:style>
    <style:style style:name="P53" style:family="paragraph" style:parent-style-name="Text_20_body" style:list-style-name="L2">
      <style:text-properties officeooo:rsid="015b4c42" officeooo:paragraph-rsid="015b4c42"/>
    </style:style>
    <style:style style:name="P54" style:family="paragraph" style:parent-style-name="Text_20_body">
      <style:text-properties style:font-name="Liberation Serif" fo:font-size="12pt" fo:font-style="normal" fo:font-weight="normal" officeooo:rsid="0163ace0" officeooo:paragraph-rsid="0163ace0" style:font-name-asian="Microsoft YaHei" style:font-size-asian="12pt" style:font-style-asian="normal" style:font-weight-asian="normal" style:font-name-complex="Arial1" style:font-size-complex="12pt" style:font-style-complex="normal" style:font-weight-complex="normal"/>
    </style:style>
    <style:style style:name="P55" style:family="paragraph" style:parent-style-name="Text_20_body">
      <style:text-properties style:font-name="Liberation Serif" fo:font-size="12pt" fo:font-style="normal" fo:font-weight="normal" officeooo:rsid="0163ace0" officeooo:paragraph-rsid="01655de9" style:font-name-asian="Microsoft YaHei" style:font-size-asian="12pt" style:font-style-asian="normal" style:font-weight-asian="normal" style:font-name-complex="Arial1" style:font-size-complex="12pt" style:font-style-complex="normal" style:font-weight-complex="normal"/>
    </style:style>
    <style:style style:name="P56" style:family="paragraph" style:parent-style-name="Text_20_body">
      <style:text-properties officeooo:paragraph-rsid="01655de9"/>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officeooo:rsid="0156a437"/>
    </style:style>
    <style:style style:name="T24" style:family="text">
      <style:text-properties officeooo:rsid="015cdc4b"/>
    </style:style>
    <style:style style:name="T25" style:family="text">
      <style:text-properties officeooo:rsid="01616cf2"/>
    </style:style>
    <style:style style:name="T26" style:family="text">
      <style:text-properties officeooo:rsid="01628b80"/>
    </style:style>
    <style:style style:name="T27" style:family="text">
      <style:text-properties officeooo:rsid="0163633f"/>
    </style:style>
    <style:style style:name="T28" style:family="text">
      <style:text-properties officeooo:rsid="0164a013"/>
    </style:style>
    <style:style style:name="T29" style:family="text">
      <style:text-properties officeooo:rsid="01655d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9"><text:a xlink:type="simple" xlink:href="#__RefHeading___Toc106_2122728801" text:style-name="Index_20_Link" text:visited-style-name="Index_20_Link">Installation<text:tab/>2</text:a></text:p>
          <text:p text:style-name="P29"><text:a xlink:type="simple" xlink:href="#__RefHeading___Toc305_1751241541" text:style-name="Index_20_Link" text:visited-style-name="Index_20_Link">Admin area<text:tab/>3</text:a></text:p>
          <text:p text:style-name="P30"><text:a xlink:type="simple" xlink:href="#__RefHeading___Toc358_4140988544" text:style-name="Index_20_Link" text:visited-style-name="Index_20_Link">About<text:tab/>3</text:a></text:p>
          <text:p text:style-name="P30"><text:a xlink:type="simple" xlink:href="#__RefHeading___Toc360_4140988544" text:style-name="Index_20_Link" text:visited-style-name="Index_20_Link">Background<text:tab/>3</text:a></text:p>
          <text:p text:style-name="P30"><text:a xlink:type="simple" xlink:href="#__RefHeading___Toc362_4140988544" text:style-name="Index_20_Link" text:visited-style-name="Index_20_Link">Logo<text:tab/>3</text:a></text:p>
          <text:p text:style-name="P30"><text:a xlink:type="simple" xlink:href="#__RefHeading___Toc364_4140988544" text:style-name="Index_20_Link" text:visited-style-name="Index_20_Link">Cookie consent<text:tab/>3</text:a></text:p>
          <text:p text:style-name="P30"><text:a xlink:type="simple" xlink:href="#__RefHeading___Toc366_4140988544" text:style-name="Index_20_Link" text:visited-style-name="Index_20_Link">Registration info<text:tab/>3</text:a></text:p>
          <text:p text:style-name="P30"><text:a xlink:type="simple" xlink:href="#__RefHeading___Toc876_4111346200" text:style-name="Index_20_Link" text:visited-style-name="Index_20_Link">ToS<text:tab/>3</text:a></text:p>
          <text:p text:style-name="P30"><text:a xlink:type="simple" xlink:href="#__RefHeading___Toc878_4111346200" text:style-name="Index_20_Link" text:visited-style-name="Index_20_Link">Imprint<text:tab/>4</text:a></text:p>
          <text:p text:style-name="P30"><text:a xlink:type="simple" xlink:href="#__RefHeading___Toc880_4111346200" text:style-name="Index_20_Link" text:visited-style-name="Index_20_Link">Environment<text:tab/>4</text:a></text:p>
          <text:p text:style-name="P30"><text:a xlink:type="simple" xlink:href="#__RefHeading___Toc882_4111346200" text:style-name="Index_20_Link" text:visited-style-name="Index_20_Link">Users<text:tab/>4</text:a></text:p>
          <text:p text:style-name="P30"><text:a xlink:type="simple" xlink:href="#__RefHeading___Toc884_4111346200" text:style-name="Index_20_Link" text:visited-style-name="Index_20_Link">Features<text:tab/>4</text:a></text:p>
          <text:p text:style-name="P30"><text:a xlink:type="simple" xlink:href="#__RefHeading___Toc886_4111346200" text:style-name="Index_20_Link" text:visited-style-name="Index_20_Link">FAQ<text:tab/>4</text:a></text:p>
          <text:p text:style-name="P30"><text:a xlink:type="simple" xlink:href="#__RefHeading___Toc888_4111346200" text:style-name="Index_20_Link" text:visited-style-name="Index_20_Link">Newsletter<text:tab/>4</text:a></text:p>
          <text:p text:style-name="P30"><text:a xlink:type="simple" xlink:href="#__RefHeading___Toc890_4111346200" text:style-name="Index_20_Link" text:visited-style-name="Index_20_Link">Reports<text:tab/>5</text:a></text:p>
          <text:p text:style-name="P30"><text:a xlink:type="simple" xlink:href="#__RefHeading___Toc892_4111346200" text:style-name="Index_20_Link" text:visited-style-name="Index_20_Link">Head Code<text:tab/>5</text:a></text:p>
          <text:p text:style-name="P30"><text:a xlink:type="simple" xlink:href="#__RefHeading___Toc894_4111346200" text:style-name="Index_20_Link" text:visited-style-name="Index_20_Link">Ad Code<text:tab/>5</text:a></text:p>
          <text:p text:style-name="P30"><text:a xlink:type="simple" xlink:href="#__RefHeading___Toc896_4111346200" text:style-name="Index_20_Link" text:visited-style-name="Index_20_Link">Verification<text:tab/>5</text:a></text:p>
          <text:p text:style-name="P30"><text:a xlink:type="simple" xlink:href="#__RefHeading___Toc548_4078118729" text:style-name="Index_20_Link" text:visited-style-name="Index_20_Link">Approvals<text:tab/>5</text:a></text:p>
          <text:p text:style-name="P30"><text:a xlink:type="simple" xlink:href="#__RefHeading___Toc569_3206368119" text:style-name="Index_20_Link" text:visited-style-name="Index_20_Link">Events<text:tab/>5</text:a></text:p>
          <text:p text:style-name="P30"><text:a xlink:type="simple" xlink:href="#__RefHeading___Toc586_2154396907" text:style-name="Index_20_Link" text:visited-style-name="Index_20_Link">Announcements<text:tab/>6</text:a></text:p>
          <text:p text:style-name="P29"><text:a xlink:type="simple" xlink:href="#__RefHeading___Toc380_4140988544" text:style-name="Index_20_Link" text:visited-style-name="Index_20_Link">User views<text:tab/>7</text:a></text:p>
          <text:p text:style-name="P30"><text:a xlink:type="simple" xlink:href="#__RefHeading___Toc756_27562372981" text:style-name="Index_20_Link" text:visited-style-name="Index_20_Link">Index page<text:tab/>7</text:a></text:p>
          <text:p text:style-name="P30"><text:a xlink:type="simple" xlink:href="#__RefHeading___Toc898_4111346200" text:style-name="Index_20_Link" text:visited-style-name="Index_20_Link">Profiles<text:tab/>7</text:a></text:p>
          <text:p text:style-name="P30"><text:a xlink:type="simple" xlink:href="#__RefHeading___Toc900_4111346200" text:style-name="Index_20_Link" text:visited-style-name="Index_20_Link">Random<text:tab/>7</text:a></text:p>
          <text:p text:style-name="P30"><text:a xlink:type="simple" xlink:href="#__RefHeading___Toc902_4111346200" text:style-name="Index_20_Link" text:visited-style-name="Index_20_Link">Messages<text:tab/>7</text:a></text:p>
          <text:p text:style-name="P30"><text:a xlink:type="simple" xlink:href="#__RefHeading___Toc904_4111346200" text:style-name="Index_20_Link" text:visited-style-name="Index_20_Link">Notifications<text:tab/>7</text:a></text:p>
          <text:p text:style-name="P30"><text:a xlink:type="simple" xlink:href="#__RefHeading___Toc533_767530210" text:style-name="Index_20_Link" text:visited-style-name="Index_20_Link">Favorites<text:tab/>7</text:a></text:p>
          <text:p text:style-name="P30"><text:a xlink:type="simple" xlink:href="#__RefHeading___Toc906_4111346200" text:style-name="Index_20_Link" text:visited-style-name="Index_20_Link">Settings<text:tab/>8</text:a></text:p>
          <text:p text:style-name="P30"><text:a xlink:type="simple" xlink:href="#__RefHeading___Toc908_4111346200" text:style-name="Index_20_Link" text:visited-style-name="Index_20_Link">Clep<text:tab/>8</text:a></text:p>
        </text:index-body>
      </text:table-of-content>
      <text:p text:style-name="P10"/>
      <text:p text:style-name="P10"/>
      <text:h text:style-name="P33"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3615801455" text:style-name="L1">
        <text:list-item>
          <text:p text:style-name="P51">E-Mail address: Your e-mail address. It will be used to create an admin account for you</text:p>
        </text:list-item>
        <text:list-item>
          <text:p text:style-name="P51">Database name: Name of the database to be used. If it does not exist the system will try to create it</text:p>
        </text:list-item>
        <text:list-item>
          <text:p text:style-name="P51">Database user: User name to login to the database</text:p>
        </text:list-item>
        <text:list-item>
          <text:p text:style-name="P51">Database password: Password to login to the database</text:p>
        </text:list-item>
        <text:list-item>
          <text:p text:style-name="P51">Database host: Hostname or IP address of the database</text:p>
        </text:list-item>
        <text:list-item>
          <text:p text:style-name="P51">Datapase port: Port of the database service</text:p>
        </text:list-item>
        <text:list-item>
          <text:p text:style-name="P51">SMTP Host: Host of the SMTP service. Will be used for e-mailing</text:p>
        </text:list-item>
        <text:list-item>
          <text:p text:style-name="P51">SMTP User: User of the SMTP service</text:p>
        </text:list-item>
        <text:list-item>
          <text:p text:style-name="P51">SMTP Password: The password</text:p>
        </text:list-item>
        <text:list-item>
          <text:p text:style-name="P51">SMTP From address: The address to be used in the e-mail header</text:p>
        </text:list-item>
        <text:list-item>
          <text:p text:style-name="P5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3">admin</text:span> page. This page allows you to fully customize <text:span text:style-name="T23">the system</text:span>.</text:p>
      <text:h text:style-name="P34" text:outline-level="2"><text:bookmark-start text:name="__RefHeading___Toc305_1751241541"/><text:span text:style-name="T23">Admin</text:span> area <text:bookmark-end text:name="__RefHeading___Toc305_1751241541"/></text:h>
      <text:p text:style-name="P14"/>
      <text:p text:style-name="Standard"><text:bookmark-start text:name="__RefHeading___Toc307_1751241541"/><text:bookmark-end text:name="__RefHeading___Toc307_1751241541"/></text:p>
      <text:h text:style-name="P36"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6"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6"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6"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7"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3">allowed</text:span>.</text:p>
      <text:h text:style-name="P36" text:outline-level="3"><text:bookmark-start text:name="__RefHeading___Toc876_4111346200"/>ToS<text:bookmark-end text:name="__RefHeading___Toc876_4111346200"/></text:h>
      <text:p text:style-name="P18"/>
      <text:p text:style-name="P19">Here you can specify the terms of service content. HTML is allowed.</text:p>
      <text:h text:style-name="P47"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6"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6" text:outline-level="3"><text:bookmark-start text:name="__RefHeading___Toc882_4111346200"/>Users<text:bookmark-end text:name="__RefHeading___Toc882_4111346200"/></text:h>
      <text:p text:style-name="P18"/>
      <text:p text:style-name="P19">Here you can manage member accounts. Just input a user ID, username <text:span text:style-name="T26">or e-mail address</text:span> into the form and click the button to retrieve the user info. You can then alter the username and e-mail address, perform account password reset, deactivate/activate a user and toggle admin flag. Also you can delete user accounts.</text:p>
      <text:p text:style-name="P19"/>
      <text:h text:style-name="P36"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6"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6"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48" text:outline-level="3"><text:bookmark-start text:name="__RefHeading___Toc890_4111346200"/>Reports<text:bookmark-end text:name="__RefHeading___Toc890_4111346200"/></text:h>
      <text:p text:style-name="P23"/>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38" text:outline-level="3"><text:bookmark-start text:name="__RefHeading___Toc892_4111346200"/>Head Code<text:bookmark-end text:name="__RefHeading___Toc892_4111346200"/></text:h>
      <text:p text:style-name="P23"/>
      <text:p text:style-name="P21">Here you can specify code that shall be inserted in the head-tag of each page.</text:p>
      <text:p text:style-name="P21"/>
      <text:h text:style-name="P38" text:outline-level="3"><text:bookmark-start text:name="__RefHeading___Toc894_4111346200"/>Ad Code<text:bookmark-end text:name="__RefHeading___Toc894_4111346200"/></text:h>
      <text:p text:style-name="P23"/>
      <text:p text:style-name="P21">Here you can specify your ads code which will be used for advertisements.</text:p>
      <text:p text:style-name="P21"/>
      <text:h text:style-name="P38" text:outline-level="3"><text:bookmark-start text:name="__RefHeading___Toc896_4111346200"/>Verification<text:bookmark-end text:name="__RefHeading___Toc896_4111346200"/></text:h>
      <text:p text:style-name="P23"/>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p text:style-name="P21"/>
      <text:h text:style-name="P39" text:outline-level="3"><text:bookmark-start text:name="__RefHeading___Toc548_4078118729"/>Approvals<text:bookmark-end text:name="__RefHeading___Toc548_4078118729"/></text:h>
      <text:p text:style-name="P27"/>
      <text:p text:style-name="P22">Here you can approve or decline user uploaded photos. It works has first-in-first-out principle, means, the first uploaded photos will be handled first. Photos can be approved or declined. Only admins can see non-approved photos of other users on their profile.</text:p>
      <text:p text:style-name="P22"/>
      <text:h text:style-name="P40" text:outline-level="3"><text:bookmark-start text:name="__RefHeading___Toc569_3206368119"/>Events<text:bookmark-end text:name="__RefHeading___Toc569_3206368119"/></text:h>
      <text:p text:style-name="P28"/>
      <text:p text:style-name="P54">Here you can approve or decline user created events.</text:p>
      <text:h text:style-name="P50" text:outline-level="3"><text:bookmark-start text:name="__RefHeading___Toc586_2154396907"/>Announcements<text:bookmark-end text:name="__RefHeading___Toc586_2154396907"/></text:h>
      <text:p text:style-name="P56"/>
      <text:p text:style-name="P55">Here you can <text:span text:style-name="T29">create announcements. There you specify a title, content (HTML allowed) and the date until the announcement shall be shown (inclusive). Announcements will then be shown in the dashboard.</text:span></text:p>
      <text:h text:style-name="P35" text:outline-level="2"><text:bookmark-start text:name="__RefHeading___Toc380_4140988544"/>U<text:span text:style-name="T19">ser views</text:span><text:bookmark-end text:name="__RefHeading___Toc380_4140988544"/></text:h>
      <text:p text:style-name="P12"/>
      <text:h text:style-name="P41" text:outline-level="3"><text:bookmark-start text:name="__RefHeading___Toc756_27562372981"/>I<text:span text:style-name="T19">ndex page</text:span><text:bookmark-end text:name="__RefHeading___Toc756_27562372981"/></text:h>
      <text:p text:style-name="P24">Here a dashboard is shown to the user. It informs the user about unread messages, profile verification, pro mode, provides links and shows the last registered members.</text:p>
      <text:p text:style-name="P24"/>
      <text:h text:style-name="P42" text:outline-level="3"><text:bookmark-start text:name="__RefHeading___Toc898_4111346200"/>Profiles<text:bookmark-end text:name="__RefHeading___Toc898_4111346200"/></text:h>
      <text:p text:style-name="P24">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 <text:span text:style-name="T27">There is also a guestbook for each member.</text:span></text:p>
      <text:p text:style-name="P24"/>
      <text:h text:style-name="P42" text:outline-level="3"><text:bookmark-start text:name="__RefHeading___Toc900_4111346200"/>Random<text:bookmark-end text:name="__RefHeading___Toc900_4111346200"/></text:h>
      <text:p text:style-name="P24">Here users can view random profiles. It depends on the filter settings in the profile section.</text:p>
      <text:p text:style-name="P24"/>
      <text:h text:style-name="P42" text:outline-level="3"><text:bookmark-start text:name="__RefHeading___Toc902_4111346200"/>Messages<text:bookmark-end text:name="__RefHeading___Toc902_4111346200"/></text:h>
      <text:p text:style-name="P24">Here users can browse their chat list. When clicking on a chat, users can then view the chat conversation and reply to the conversation. Exchanging messages is only allowed when both users have liked each other. This way spam can be prevented. <text:span text:style-name="T28">Chat messages can either be formatted text or images.</text:span></text:p>
      <text:p text:style-name="P24"/>
      <text:h text:style-name="P42" text:outline-level="3"><text:bookmark-start text:name="__RefHeading___Toc904_4111346200"/>Notifications<text:bookmark-end text:name="__RefHeading___Toc904_4111346200"/></text:h>
      <text:p text:style-name="P24">Here users can view their notifications they got on various occasions. Users get notifications about when signed up, when received a like, when got a message, if a user has visited their profile <text:span text:style-name="T25">and if their uploaded photo is approved or declined</text:span>.</text:p>
      <text:p text:style-name="P24"/>
      <text:h text:style-name="P45" text:outline-level="3"><text:bookmark-start text:name="__RefHeading___Toc533_767530210"/>Favorites<text:bookmark-end text:name="__RefHeading___Toc533_767530210"/></text:h>
      <text:p text:style-name="P25">Here users can vi<text:span text:style-name="T24">ew their favorites. They can switch to their favorite user profile or chat.</text:span></text:p>
      <text:p text:style-name="P24"/>
      <text:h text:style-name="P43" text:outline-level="3"/>
      <text:h text:style-name="P49" text:outline-level="3"><text:bookmark-start text:name="__RefHeading___Toc906_4111346200"/>Settings<text:bookmark-end text:name="__RefHeading___Toc906_4111346200"/></text:h>
      <text:p text:style-name="P24">Here users can view the following tabs:</text:p>
      <text:list xml:id="list3433125448" text:style-name="L2">
        <text:list-item>
          <text:p text:style-name="P52">Visitors: Here they can view their visitors. New visitors will be marked as such</text:p>
        </text:list-item>
        <text:list-item>
          <text:p text:style-name="P53">Likes: Here they can view likes they received and given</text:p>
        </text:list-item>
        <text:list-item>
          <text:p text:style-name="P52">Profile: Here users can adjust their profile information and settings</text:p>
        </text:list-item>
        <text:list-item>
          <text:p text:style-name="P52">Photos: Here users can upload an avatar and three additional photos.</text:p>
        </text:list-item>
        <text:list-item>
          <text:p text:style-name="P52">Security: Here users can change their password, e-mail and if an admin they can exclude their profile from geo search</text:p>
        </text:list-item>
        <text:list-item>
          <text:p text:style-name="P52">Notifications: Here they can manage their notification subscriptions</text:p>
        </text:list-item>
        <text:list-item>
          <text:p text:style-name="P52">Ignore List: Here they can manage their ignore list</text:p>
        </text:list-item>
        <text:list-item>
          <text:p text:style-name="P52">Membership: Here they can request profile verification, buy pro mode or delete their account</text:p>
        </text:list-item>
      </text:list>
      <text:h text:style-name="P44" text:outline-level="3"/>
      <text:h text:style-name="P46" text:outline-level="3"><text:bookmark-start text:name="__RefHeading___Toc908_4111346200"/>Clep<text:bookmark-end text:name="__RefHeading___Toc908_4111346200"/></text:h>
      <text:p text:style-name="P26">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7-15T10:41:11.382000000</dc:date>
    <meta:editing-duration>PT15H55M23S</meta:editing-duration>
    <meta:editing-cycles>295</meta:editing-cycles>
    <meta:generator>LibreOffice/7.1.2.2$Windows_X86_64 LibreOffice_project/8a45595d069ef5570103caea1b71cc9d82b2aae4</meta:generator>
    <meta:document-statistic meta:table-count="0" meta:image-count="0" meta:object-count="0" meta:page-count="8" meta:paragraph-count="116" meta:word-count="1249" meta:character-count="7161" meta:non-whitespace-character-count="6044"/>
  </office:meta>
</office:document-meta>
</file>